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1bj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cz8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dqj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dvf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mh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24" calcext:value-type="float">
            <text:p>-1.2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ml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74" calcext:value-type="float">
            <text:p>-1.7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95" calcext:value-type="float">
            <text:p>-2.9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36" calcext:value-type="float">
            <text:p>-2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59" calcext:value-type="float">
            <text:p>-2.5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74" calcext:value-type="float">
            <text:p>-2.7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vfb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yy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33" calcext:value-type="float">
            <text:p>-1.3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2je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2ny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26" calcext:value-type="float">
            <text:p>-2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46" calcext:value-type="float">
            <text:p>-2.4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27" calcext:value-type="float">
            <text:p>-2.2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12" calcext:value-type="float">
            <text:p>-2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93" calcext:value-type="float">
            <text:p>-1.9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36" calcext:value-type="float">
            <text:p>-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27" calcext:value-type="float">
            <text:p>-2.2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65" calcext:value-type="float">
            <text:p>-2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71" calcext:value-type="float">
            <text:p>-2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31" calcext:value-type="float">
            <text:p>-2.3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56" calcext:value-type="float">
            <text:p>-1.56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2ny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2nz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bd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b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bn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hfm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 table:number-rows-repeated="10484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3ngb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DD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3:29:57.539985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3T13:33:43.099517198</dc:date>
    <meta:editing-duration>PT55M44S</meta:editing-duration>
    <meta:editing-cycles>7</meta:editing-cycles>
    <meta:document-statistic meta:table-count="17" meta:cell-count="6724" meta:object-count="0"/>
  </office:meta>
</office:document-meta>
</file>